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54in"/>
    </style:style>
    <style:style style:name="co2" style:family="table-column">
      <style:table-column-properties fo:break-before="auto" style:column-width="0.25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94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default-cell-style-name="ce1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C2</text:p>
          </table:table-cell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File</text:p>
          </table:table-cell>
          <table:table-cell table:style-name="Default" office:value-type="string" calcext:value-type="string">
            <text:p>created</text:p>
          </table:table-cell>
          <table:table-cell table:style-name="Default" office:value-type="string" calcext:value-type="string">
            <text:p>or</text:p>
          </table:table-cell>
          <table:table-cell table:style-name="Default" office:value-type="string" calcext:value-type="string">
            <text:p>edited</text:p>
          </table:table-cell>
          <table:table-cell table:style-name="Default" office:value-type="string" calcext:value-type="string">
            <text:p>by</text:p>
          </table:table-cell>
          <table:table-cell table:style-name="Default" office:value-type="string" calcext:value-type="string">
            <text:p>xnec2c</text:p>
          </table:table-cell>
          <table:table-cell office:value-type="string" calcext:value-type="string">
            <text:p>4.4.16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mc</text:p>
          </table:table-cell>
          <table:table-cell table:style-name="Default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nd</text:p>
          </table:table-cell>
          <table:table-cell table:style-name="Default" office:value-type="string" calcext:value-type="string">
            <text:p>Comments</text:p>
          </table:table-cell>
          <table:table-cell table:style-name="Default" office:value-type="string" calcext:value-type="string">
            <text:p>---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4" calcext:value-type="float">
            <text:p>4.00000E-02</text:p>
          </table:table-cell>
          <table:table-cell table:number-columns-repeated="2" office:value-type="float" office:value="-0.125" calcext:value-type="float">
            <text:p>-1.25000E-01</text:p>
          </table:table-cell>
          <table:table-cell office:value-type="float" office:value="0.04" calcext:value-type="float">
            <text:p>4.00000E-02</text:p>
          </table:table-cell>
          <table:table-cell table:number-columns-repeated="2" office:value-type="float" office:value="0.125" calcext:value-type="float">
            <text:p>1.25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205" calcext:value-type="float">
            <text:p>2.05000E-01</text:p>
          </table:table-cell>
          <table:table-cell table:number-columns-repeated="2" office:value-type="float" office:value="-0.125" calcext:value-type="float">
            <text:p>-1.25000E-01</text:p>
          </table:table-cell>
          <table:table-cell office:value-type="float" office:value="0.205" calcext:value-type="float">
            <text:p>2.05000E-01</text:p>
          </table:table-cell>
          <table:table-cell table:number-columns-repeated="2" office:value-type="float" office:value="0.125" calcext:value-type="float">
            <text:p>1.25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365" calcext:value-type="float">
            <text:p>3.65000E-01</text:p>
          </table:table-cell>
          <table:table-cell table:number-columns-repeated="2" office:value-type="float" office:value="-0.125" calcext:value-type="float">
            <text:p>-1.25000E-01</text:p>
          </table:table-cell>
          <table:table-cell office:value-type="float" office:value="0.365" calcext:value-type="float">
            <text:p>3.65000E-01</text:p>
          </table:table-cell>
          <table:table-cell table:number-columns-repeated="2" office:value-type="float" office:value="0.125" calcext:value-type="float">
            <text:p>1.25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042" calcext:value-type="float">
            <text:p>4.20000E-02</text:p>
          </table:table-cell>
          <table:table-cell office:value-type="float" office:value="0.125" calcext:value-type="float">
            <text:p>1.25000E-01</text:p>
          </table:table-cell>
          <table:table-cell office:value-type="float" office:value="-0.125" calcext:value-type="float">
            <text:p>-1.25000E-01</text:p>
          </table:table-cell>
          <table:table-cell office:value-type="float" office:value="0.042" calcext:value-type="float">
            <text:p>4.20000E-02</text:p>
          </table:table-cell>
          <table:table-cell office:value-type="float" office:value="-0.125" calcext:value-type="float">
            <text:p>-1.25000E-01</text:p>
          </table:table-cell>
          <table:table-cell office:value-type="float" office:value="0.125" calcext:value-type="float">
            <text:p>1.25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207" calcext:value-type="float">
            <text:p>2.07000E-01</text:p>
          </table:table-cell>
          <table:table-cell office:value-type="float" office:value="0.125" calcext:value-type="float">
            <text:p>1.25000E-01</text:p>
          </table:table-cell>
          <table:table-cell office:value-type="float" office:value="-0.125" calcext:value-type="float">
            <text:p>-1.25000E-01</text:p>
          </table:table-cell>
          <table:table-cell office:value-type="float" office:value="0.207" calcext:value-type="float">
            <text:p>2.07000E-01</text:p>
          </table:table-cell>
          <table:table-cell office:value-type="float" office:value="-0.125" calcext:value-type="float">
            <text:p>-1.25000E-01</text:p>
          </table:table-cell>
          <table:table-cell office:value-type="float" office:value="0.125" calcext:value-type="float">
            <text:p>1.25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367" calcext:value-type="float">
            <text:p>3.67000E-01</text:p>
          </table:table-cell>
          <table:table-cell office:value-type="float" office:value="0.125" calcext:value-type="float">
            <text:p>1.25000E-01</text:p>
          </table:table-cell>
          <table:table-cell office:value-type="float" office:value="-0.125" calcext:value-type="float">
            <text:p>-1.25000E-01</text:p>
          </table:table-cell>
          <table:table-cell office:value-type="float" office:value="0.367" calcext:value-type="float">
            <text:p>3.67000E-01</text:p>
          </table:table-cell>
          <table:table-cell office:value-type="float" office:value="-0.125" calcext:value-type="float">
            <text:p>-1.25000E-01</text:p>
          </table:table-cell>
          <table:table-cell office:value-type="float" office:value="0.125" calcext:value-type="float">
            <text:p>1.25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0E+00</text:p>
          </table:table-cell>
          <table:table-cell table:number-columns-repeated="2" office:value-type="float" office:value="0.15" calcext:value-type="float">
            <text:p>1.50000E-01</text:p>
          </table:table-cell>
          <table:table-cell office:value-type="float" office:value="0" calcext:value-type="float">
            <text:p>0.00000E+00</text:p>
          </table:table-cell>
          <table:table-cell office:value-type="float" office:value="-0.15" calcext:value-type="float">
            <text:p>-1.50000E-01</text:p>
          </table:table-cell>
          <table:table-cell office:value-type="float" office:value="0.15" calcext:value-type="float">
            <text:p>1.50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101" calcext:value-type="float">
            <text:p>10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0E+00</text:p>
          </table:table-cell>
          <table:table-cell table:number-columns-repeated="2" office:value-type="float" office:value="-0.15" calcext:value-type="float">
            <text:p>-1.50000E-01</text:p>
          </table:table-cell>
          <table:table-cell office:value-type="float" office:value="0" calcext:value-type="float">
            <text:p>0.00000E+00</text:p>
          </table:table-cell>
          <table:table-cell office:value-type="float" office:value="-0.15" calcext:value-type="float">
            <text:p>-1.50000E-01</text:p>
          </table:table-cell>
          <table:table-cell office:value-type="float" office:value="0.15" calcext:value-type="float">
            <text:p>1.50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0E+00</text:p>
          </table:table-cell>
          <table:table-cell office:value-type="float" office:value="0.15" calcext:value-type="float">
            <text:p>1.50000E-01</text:p>
          </table:table-cell>
          <table:table-cell office:value-type="float" office:value="-0.15" calcext:value-type="float">
            <text:p>-1.50000E-01</text:p>
          </table:table-cell>
          <table:table-cell office:value-type="float" office:value="0" calcext:value-type="float">
            <text:p>0.00000E+00</text:p>
          </table:table-cell>
          <table:table-cell table:number-columns-repeated="2" office:value-type="float" office:value="0.15" calcext:value-type="float">
            <text:p>1.50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</text:p>
          </table:table-cell>
          <table:table-cell office:value-type="float" office:value="103" calcext:value-type="float">
            <text:p>10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0E+00</text:p>
          </table:table-cell>
          <table:table-cell office:value-type="float" office:value="0.15" calcext:value-type="float">
            <text:p>1.50000E-01</text:p>
          </table:table-cell>
          <table:table-cell office:value-type="float" office:value="-0.15" calcext:value-type="float">
            <text:p>-1.50000E-01</text:p>
          </table:table-cell>
          <table:table-cell office:value-type="float" office:value="0" calcext:value-type="float">
            <text:p>0.00000E+00</text:p>
          </table:table-cell>
          <table:table-cell table:number-columns-repeated="2" office:value-type="float" office:value="-0.15" calcext:value-type="float">
            <text:p>-1.50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</text:p>
          </table:table-cell>
          <table:table-cell table:formula="of:=[.B4]+10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.04" calcext:value-type="float">
            <text:p>4.00000E-02</text:p>
          </table:table-cell>
          <table:table-cell table:formula="of:=[.E4]+0.5" office:value-type="float" office:value="0.375" calcext:value-type="float">
            <text:p>3.75000E-01</text:p>
          </table:table-cell>
          <table:table-cell office:value-type="float" office:value="-0.125" calcext:value-type="float">
            <text:p>-1.25000E-01</text:p>
          </table:table-cell>
          <table:table-cell office:value-type="float" office:value="0.04" calcext:value-type="float">
            <text:p>4.00000E-02</text:p>
          </table:table-cell>
          <table:table-cell table:formula="of:=[.H4]+0.5" office:value-type="float" office:value="0.625" calcext:value-type="float">
            <text:p>6.25000E-01</text:p>
          </table:table-cell>
          <table:table-cell office:value-type="float" office:value="0.125" calcext:value-type="float">
            <text:p>1.25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</text:p>
          </table:table-cell>
          <table:table-cell table:formula="of:=[.B5]+10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.205" calcext:value-type="float">
            <text:p>2.05000E-01</text:p>
          </table:table-cell>
          <table:table-cell table:formula="of:=[.E5]+0.5" office:value-type="float" office:value="0.375" calcext:value-type="float">
            <text:p>3.75000E-01</text:p>
          </table:table-cell>
          <table:table-cell office:value-type="float" office:value="-0.125" calcext:value-type="float">
            <text:p>-1.25000E-01</text:p>
          </table:table-cell>
          <table:table-cell office:value-type="float" office:value="0.205" calcext:value-type="float">
            <text:p>2.05000E-01</text:p>
          </table:table-cell>
          <table:table-cell table:formula="of:=[.H5]+0.5" office:value-type="float" office:value="0.625" calcext:value-type="float">
            <text:p>6.25000E-01</text:p>
          </table:table-cell>
          <table:table-cell office:value-type="float" office:value="0.125" calcext:value-type="float">
            <text:p>1.25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</text:p>
          </table:table-cell>
          <table:table-cell table:formula="of:=[.B6]+10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0.365" calcext:value-type="float">
            <text:p>3.65000E-01</text:p>
          </table:table-cell>
          <table:table-cell table:formula="of:=[.E6]+0.5" office:value-type="float" office:value="0.375" calcext:value-type="float">
            <text:p>3.75000E-01</text:p>
          </table:table-cell>
          <table:table-cell office:value-type="float" office:value="-0.125" calcext:value-type="float">
            <text:p>-1.25000E-01</text:p>
          </table:table-cell>
          <table:table-cell office:value-type="float" office:value="0.365" calcext:value-type="float">
            <text:p>3.65000E-01</text:p>
          </table:table-cell>
          <table:table-cell table:formula="of:=[.H6]+0.5" office:value-type="float" office:value="0.625" calcext:value-type="float">
            <text:p>6.25000E-01</text:p>
          </table:table-cell>
          <table:table-cell office:value-type="float" office:value="0.125" calcext:value-type="float">
            <text:p>1.25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</text:p>
          </table:table-cell>
          <table:table-cell table:formula="of:=[.B7]+10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.042" calcext:value-type="float">
            <text:p>4.20000E-02</text:p>
          </table:table-cell>
          <table:table-cell table:formula="of:=[.E7]+0.5" office:value-type="float" office:value="0.625" calcext:value-type="float">
            <text:p>6.25000E-01</text:p>
          </table:table-cell>
          <table:table-cell office:value-type="float" office:value="-0.125" calcext:value-type="float">
            <text:p>-1.25000E-01</text:p>
          </table:table-cell>
          <table:table-cell office:value-type="float" office:value="0.042" calcext:value-type="float">
            <text:p>4.20000E-02</text:p>
          </table:table-cell>
          <table:table-cell table:formula="of:=[.H7]+0.5" office:value-type="float" office:value="0.375" calcext:value-type="float">
            <text:p>3.75000E-01</text:p>
          </table:table-cell>
          <table:table-cell office:value-type="float" office:value="0.125" calcext:value-type="float">
            <text:p>1.25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</text:p>
          </table:table-cell>
          <table:table-cell table:formula="of:=[.B8]+10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.207" calcext:value-type="float">
            <text:p>2.07000E-01</text:p>
          </table:table-cell>
          <table:table-cell table:formula="of:=[.E8]+0.5" office:value-type="float" office:value="0.625" calcext:value-type="float">
            <text:p>6.25000E-01</text:p>
          </table:table-cell>
          <table:table-cell office:value-type="float" office:value="-0.125" calcext:value-type="float">
            <text:p>-1.25000E-01</text:p>
          </table:table-cell>
          <table:table-cell office:value-type="float" office:value="0.207" calcext:value-type="float">
            <text:p>2.07000E-01</text:p>
          </table:table-cell>
          <table:table-cell table:formula="of:=[.H8]+0.5" office:value-type="float" office:value="0.375" calcext:value-type="float">
            <text:p>3.75000E-01</text:p>
          </table:table-cell>
          <table:table-cell office:value-type="float" office:value="0.125" calcext:value-type="float">
            <text:p>1.25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</text:p>
          </table:table-cell>
          <table:table-cell table:formula="of:=[.B9]+10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.367" calcext:value-type="float">
            <text:p>3.67000E-01</text:p>
          </table:table-cell>
          <table:table-cell table:formula="of:=[.E9]+0.5" office:value-type="float" office:value="0.625" calcext:value-type="float">
            <text:p>6.25000E-01</text:p>
          </table:table-cell>
          <table:table-cell office:value-type="float" office:value="-0.125" calcext:value-type="float">
            <text:p>-1.25000E-01</text:p>
          </table:table-cell>
          <table:table-cell office:value-type="float" office:value="0.367" calcext:value-type="float">
            <text:p>3.67000E-01</text:p>
          </table:table-cell>
          <table:table-cell table:formula="of:=[.H9]+0.5" office:value-type="float" office:value="0.375" calcext:value-type="float">
            <text:p>3.75000E-01</text:p>
          </table:table-cell>
          <table:table-cell office:value-type="float" office:value="0.125" calcext:value-type="float">
            <text:p>1.25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</text:p>
          </table:table-cell>
          <table:table-cell table:formula="of:=[.B10]+1000" office:value-type="float" office:value="1100" calcext:value-type="float">
            <text:p>11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0E+00</text:p>
          </table:table-cell>
          <table:table-cell table:formula="of:=[.E10]+0.5" office:value-type="float" office:value="0.65" calcext:value-type="float">
            <text:p>6.50000E-01</text:p>
          </table:table-cell>
          <table:table-cell office:value-type="float" office:value="0.15" calcext:value-type="float">
            <text:p>1.50000E-01</text:p>
          </table:table-cell>
          <table:table-cell office:value-type="float" office:value="0" calcext:value-type="float">
            <text:p>0.00000E+00</text:p>
          </table:table-cell>
          <table:table-cell table:formula="of:=[.H10]+0.5" office:value-type="float" office:value="0.35" calcext:value-type="float">
            <text:p>3.50000E-01</text:p>
          </table:table-cell>
          <table:table-cell office:value-type="float" office:value="0.15" calcext:value-type="float">
            <text:p>1.50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</text:p>
          </table:table-cell>
          <table:table-cell table:formula="of:=[.B11]+1000" office:value-type="float" office:value="1101" calcext:value-type="float">
            <text:p>110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0E+00</text:p>
          </table:table-cell>
          <table:table-cell table:formula="of:=[.E11]+0.5" office:value-type="float" office:value="0.35" calcext:value-type="float">
            <text:p>3.50000E-01</text:p>
          </table:table-cell>
          <table:table-cell office:value-type="float" office:value="-0.15" calcext:value-type="float">
            <text:p>-1.50000E-01</text:p>
          </table:table-cell>
          <table:table-cell office:value-type="float" office:value="0" calcext:value-type="float">
            <text:p>0.00000E+00</text:p>
          </table:table-cell>
          <table:table-cell table:formula="of:=[.H11]+0.5" office:value-type="float" office:value="0.35" calcext:value-type="float">
            <text:p>3.50000E-01</text:p>
          </table:table-cell>
          <table:table-cell office:value-type="float" office:value="0.15" calcext:value-type="float">
            <text:p>1.50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</text:p>
          </table:table-cell>
          <table:table-cell table:formula="of:=[.B12]+1000" office:value-type="float" office:value="1102" calcext:value-type="float">
            <text:p>110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0E+00</text:p>
          </table:table-cell>
          <table:table-cell table:formula="of:=[.E12]+0.5" office:value-type="float" office:value="0.65" calcext:value-type="float">
            <text:p>6.50000E-01</text:p>
          </table:table-cell>
          <table:table-cell office:value-type="float" office:value="-0.15" calcext:value-type="float">
            <text:p>-1.50000E-01</text:p>
          </table:table-cell>
          <table:table-cell office:value-type="float" office:value="0" calcext:value-type="float">
            <text:p>0.00000E+00</text:p>
          </table:table-cell>
          <table:table-cell table:formula="of:=[.H12]+0.5" office:value-type="float" office:value="0.65" calcext:value-type="float">
            <text:p>6.50000E-01</text:p>
          </table:table-cell>
          <table:table-cell office:value-type="float" office:value="0.15" calcext:value-type="float">
            <text:p>1.50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</text:p>
          </table:table-cell>
          <table:table-cell table:formula="of:=[.B13]+1000" office:value-type="float" office:value="1103" calcext:value-type="float">
            <text:p>110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0E+00</text:p>
          </table:table-cell>
          <table:table-cell table:formula="of:=[.E13]+0.5" office:value-type="float" office:value="0.65" calcext:value-type="float">
            <text:p>6.50000E-01</text:p>
          </table:table-cell>
          <table:table-cell office:value-type="float" office:value="-0.15" calcext:value-type="float">
            <text:p>-1.50000E-01</text:p>
          </table:table-cell>
          <table:table-cell office:value-type="float" office:value="0" calcext:value-type="float">
            <text:p>0.00000E+00</text:p>
          </table:table-cell>
          <table:table-cell table:formula="of:=[.H13]+0.5" office:value-type="float" office:value="0.35" calcext:value-type="float">
            <text:p>3.50000E-01</text:p>
          </table:table-cell>
          <table:table-cell office:value-type="float" office:value="-0.15" calcext:value-type="float">
            <text:p>-1.50000E-01</text:p>
          </table:table-cell>
          <table:table-cell office:value-type="float" office:value="0.015" calcext:value-type="float">
            <text:p>1.50000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.00000E+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.00000E+00</text:p>
          </table:table-cell>
          <table:table-cell table:number-columns-repeated="4" office:value-type="float" office:value="0" calcext:value-type="float">
            <text:p>0.00000E+00</text:p>
          </table:table-cell>
          <table:table-cell table:style-name="ce1" office:value-type="float" office:value="0" calcext:value-type="float">
            <text:p>0.00000E+00</text:p>
          </table:table-cell>
          <table:table-cell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00E+00</text:p>
          </table:table-cell>
          <table:table-cell table:style-name="ce1" office:value-type="float" office:value="0" calcext:value-type="float">
            <text:p>0.00000E+00</text:p>
          </table:table-cell>
          <table:table-cell/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400" calcext:value-type="float">
            <text:p>4.00000E+02</text:p>
          </table:table-cell>
          <table:table-cell office:value-type="float" office:value="5.26316" calcext:value-type="float">
            <text:p>5.26316E+00</text:p>
          </table:table-cell>
          <table:table-cell office:value-type="float" office:value="500" calcext:value-type="float">
            <text:p>5.00000E+02</text:p>
          </table:table-cell>
          <table:table-cell table:number-columns-repeated="2" office:value-type="float" office:value="0" calcext:value-type="float">
            <text:p>0.00000E+00</text:p>
          </table:table-cell>
          <table:table-cell table:style-name="ce1" office:value-type="float" office:value="0" calcext:value-type="float">
            <text:p>0.00000E+00</text:p>
          </table:table-cell>
          <table:table-cell/>
        </table:table-row>
        <table:table-row table:style-name="ro1">
          <table:table-cell office:value-type="string" calcext:value-type="string">
            <text:p>N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00E+00</text:p>
          </table:table-cell>
          <table:table-cell table:style-name="ce1" office:value-type="float" office:value="0" calcext:value-type="float">
            <text:p>0.00000E+00</text:p>
          </table:table-cell>
          <table:table-cell/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-1.35" calcext:value-type="float">
            <text:p>-1.35000E+00</text:p>
          </table:table-cell>
          <table:table-cell office:value-type="float" office:value="0" calcext:value-type="float">
            <text:p>0.00000E+00</text:p>
          </table:table-cell>
          <table:table-cell office:value-type="float" office:value="-1.35" calcext:value-type="float">
            <text:p>-1.35000E+00</text:p>
          </table:table-cell>
          <table:table-cell office:value-type="float" office:value="0.3" calcext:value-type="float">
            <text:p>3.00000E-01</text:p>
          </table:table-cell>
          <table:table-cell office:value-type="float" office:value="0" calcext:value-type="float">
            <text:p>0.00000E+00</text:p>
          </table:table-cell>
          <table:table-cell table:style-name="ce1" office:value-type="float" office:value="0.3" calcext:value-type="float">
            <text:p>3.00000E-01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.00000E+00</text:p>
          </table:table-cell>
          <table:table-cell table:number-columns-repeated="2" office:value-type="float" office:value="10" calcext:value-type="float">
            <text:p>1.00000E+01</text:p>
          </table:table-cell>
          <table:table-cell office:value-type="float" office:value="0" calcext:value-type="float">
            <text:p>0.00000E+00</text:p>
          </table:table-cell>
          <table:table-cell table:style-name="ce1" office:value-type="float" office:value="0" calcext:value-type="float">
            <text:p>0.00000E+00</text:p>
          </table:table-cell>
          <table:table-cell/>
        </table:table-row>
        <table:table-row table:style-name="ro1">
          <table:table-cell office:value-type="string" calcext:value-type="string">
            <text:p>E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00E+00</text:p>
          </table:table-cell>
          <table:table-cell table:style-name="ce1" office:value-type="float" office:value="0" calcext:value-type="float">
            <text:p>0.00000E+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5" number:min-decimal-places="5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4T11:40:16.409959808</dc:date>
    <meta:editing-duration>PT9M4S</meta:editing-duration>
    <meta:editing-cycles>11</meta:editing-cycles>
    <meta:generator>LibreOffice/7.3.7.2$Linux_X86_64 LibreOffice_project/30$Build-2</meta:generator>
    <meta:document-statistic meta:table-count="1" meta:cell-count="307" meta:object-count="0"/>
  </office:meta>
</office:document-meta>
</file>